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pitch="variable"/>
    <style:font-face style:name="Courier New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MS Gothic1" svg:font-family="'MS Gothic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00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5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fill-color="#000080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026cm" svg:stroke-color="#000000" draw:stroke-linejoin="miter" draw:fill="none" draw:fill-color="#00cc99" draw:textarea-horizontal-align="justify" draw:textarea-vertical-align="middle" draw:auto-grow-height="false" fo:min-height="0.375cm" fo:min-width="0.135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00cc99" draw:textarea-horizontal-align="justify" draw:textarea-vertical-align="middle" draw:auto-grow-height="false" fo:min-height="0.375cm" fo:min-width="0.262cm" fo:padding-top="0.13cm" fo:padding-bottom="0.13cm" fo:padding-left="0.25cm" fo:padding-right="0.25cm" fo:wrap-option="no-wrap" draw:shadow="hidden" draw:shadow-color="#808080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1.6cm"/>
    </style:style>
    <style:style style:name="P1" style:family="paragraph">
      <style:paragraph-properties fo:margin-left="0cm" fo:margin-right="0cm" fo:margin-top="0.264cm" fo:margin-bottom="0cm" fo:line-height="100%" fo:text-indent="0cm"/>
    </style:style>
    <style:style style:name="P2" style:family="paragraph">
      <loext:graphic-properties draw:fill="none" draw:fill-color="#00cc99"/>
      <style:paragraph-properties fo:margin-left="0cm" fo:margin-right="0cm" fo:margin-top="0.264cm" fo:margin-bottom="0cm" fo:line-height="100%" fo:text-indent="0cm" style:writing-mode="lr-tb"/>
      <style:text-properties fo:font-size="24.5pt"/>
    </style:style>
    <style:style style:name="P3" style:family="paragraph">
      <style:paragraph-properties fo:margin-left="0cm" fo:margin-right="0cm" fo:margin-top="0.22cm" fo:margin-bottom="0cm" fo:text-indent="0cm"/>
    </style:style>
    <style:style style:name="P4" style:family="paragraph">
      <loext:graphic-properties draw:fill="none" draw:fill-color="#00cc99"/>
      <style:paragraph-properties fo:margin-left="0cm" fo:margin-right="0cm" fo:margin-top="0.22cm" fo:margin-bottom="0cm" fo:text-indent="0cm" style:writing-mode="lr-tb"/>
      <style:text-properties fo:font-size="24.5pt"/>
    </style:style>
    <style:style style:name="P5" style:family="paragraph">
      <style:paragraph-properties fo:margin-left="0cm" fo:margin-right="0cm" fo:margin-top="0.396cm" fo:margin-bottom="0cm" fo:text-align="center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text-align="center" fo:text-indent="0cm" style:writing-mode="lr-tb"/>
      <style:text-properties fo:font-size="24.5pt"/>
    </style:style>
    <style:style style:name="P7" style:family="paragraph">
      <style:paragraph-properties fo:margin-left="0cm" fo:margin-right="0cm" fo:text-align="center" fo:text-indent="0cm"/>
      <style:text-properties style:font-name="Courier New2" style:font-size-asian="24pt" style:font-size-complex="24pt"/>
    </style:style>
    <style:style style:name="P8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font-name="Courier New2" fo:font-size="24.5pt" style:font-size-asian="24pt" style:font-size-complex="24pt"/>
    </style:style>
    <style:style style:name="P9" style:family="paragraph">
      <loext:graphic-properties draw:fill="none" draw:fill-color="#00cc99"/>
      <style:paragraph-properties style:writing-mode="lr-tb"/>
      <style:text-properties style:font-name="Courier New2" style:font-size-asian="24pt" style:font-size-complex="24pt"/>
    </style:style>
    <style:style style:name="P10" style:family="paragraph">
      <style:paragraph-properties fo:margin-left="0cm" fo:margin-right="0cm" fo:margin-top="0.22cm" fo:margin-bottom="0cm" fo:text-align="end" fo:text-indent="0cm"/>
      <style:text-properties style:font-name="Courier New2" style:font-size-asian="24pt" style:font-size-complex="24pt"/>
    </style:style>
    <style:style style:name="P11" style:family="paragraph">
      <loext:graphic-properties draw:fill="none" draw:fill-color="#00cc99"/>
      <style:paragraph-properties fo:margin-left="0cm" fo:margin-right="0cm" fo:margin-top="0.22cm" fo:margin-bottom="0cm" fo:text-align="end" fo:text-indent="0cm" style:writing-mode="lr-tb"/>
      <style:text-properties style:font-name="Courier New2" fo:font-size="24.5pt" style:font-size-asian="24pt" style:font-size-complex="24pt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Courier New2" fo:font-size="24pt" style:font-size-asian="24pt" style:font-size-complex="24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4" style:family="paragraph">
      <loext:graphic-properties draw:fill-color="#000080"/>
      <style:paragraph-properties fo:text-align="center"/>
      <style:text-properties style:font-name="Courier New2" style:font-size-asian="24pt" style:font-size-complex="24pt"/>
    </style:style>
    <style:style style:name="P15" style:family="paragraph">
      <loext:graphic-properties draw:fill-color="#ffffff"/>
    </style:style>
    <style:style style:name="T1" style:family="text">
      <style:text-properties style:font-name="Courier New1" fo:font-size="12pt" fo:language="en" fo:country="US" style:font-size-asian="12pt" style:font-size-complex="12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font-size="10pt"/>
    </style:style>
    <style:style style:name="T6" style:family="text">
      <style:text-properties fo:font-size="10pt" fo:language="en" fo:country="US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974cm" svg:height="0.768cm" svg:x="3.212cm" svg:y="5.793cm">
          <text:p text:style-name="P1"><text:span text:style-name="T1">$ ./printargv one two three</text:span></text:p>
          <draw:enhanced-geometry svg:viewBox="0 0 21600 21600" draw:type="mso-spt202" draw:enhanced-path="M 0 0 L 21600 0 21600 21600 0 21600 0 0 Z N"/>
        </draw:custom-shape>
        <draw:custom-shape draw:style-name="gr1" draw:text-style-name="P4" draw:layer="layout" svg:width="7.451cm" svg:height="0.684cm" svg:x="11.971cm" svg:y="23.834cm">
          <text:p text:style-name="P3"><text:span text:style-name="T2">Copyright </text:span><text:span text:style-name="T3">© 2016 by Robert M. Dondero, Jr.</text:span></text:p>
          <draw:enhanced-geometry svg:viewBox="0 0 21600 21600" draw:type="mso-spt202" draw:enhanced-path="M 0 0 L 21600 0 21600 21600 0 21600 0 0 Z N"/>
        </draw:custom-shape>
        <draw:custom-shape draw:style-name="gr1" draw:text-style-name="P6" draw:layer="layout" svg:width="14.51cm" svg:height="2.547cm" svg:x="3.605cm" svg:y="2.159cm">
          <text:p text:style-name="P5"><text:span text:style-name="T4">Princeton University</text:span><text:span text:style-name="T4"><text:line-break/></text:span><text:span text:style-name="T4">COS 217: <text:s/>Introduction to Programming Systems</text:span><text:span text:style-name="T4"><text:line-break/></text:span><text:span text:style-name="T4">Traces of printargv</text:span></text:p>
          <draw:enhanced-geometry svg:viewBox="0 0 21600 21600" draw:type="mso-spt202" draw:enhanced-path="M 0 0 L 21600 0 21600 21600 0 21600 0 0 Z N"/>
        </draw:custom-shape>
        <draw:custom-shape draw:style-name="gr2" draw:text-style-name="P8" draw:layer="layout" svg:width="1.569cm" svg:height="0.649cm" svg:x="4.781cm" svg:y="10.724cm">
          <text:p text:style-name="P7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569cm" svg:height="0.649cm" svg:x="4.781cm" svg:y="10.0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417cm" svg:height="0.684cm" svg:x="3.277cm" svg:y="10.076cm">
          <text:p text:style-name="P10"><text:span text:style-name="T6">argv</text:span></text:p>
          <draw:enhanced-geometry svg:viewBox="0 0 21600 21600" draw:type="mso-spt202" draw:enhanced-path="M 0 0 L 21600 0 21600 21600 0 21600 0 0 Z N"/>
        </draw:custom-shape>
        <draw:custom-shape draw:style-name="gr1" draw:text-style-name="P11" draw:layer="layout" svg:width="1.417cm" svg:height="0.684cm" svg:x="3.277cm" svg:y="10.725cm">
          <text:p text:style-name="P10"><text:span text:style-name="T6">argc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1.569cm" svg:height="0.649cm" svg:x="8.18cm" svg:y="8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xml:id="id2" draw:id="id2" draw:layer="layout" svg:width="1.569cm" svg:height="0.649cm" svg:x="8.18cm" svg:y="8.1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569cm" svg:height="0.649cm" svg:x="8.18cm" svg:y="9.4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569cm" svg:height="0.649cm" svg:x="8.18cm" svg:y="10.0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.569cm" svg:height="0.649cm" svg:x="8.18cm" svg:y="10.724cm">
          <text:p text:style-name="P7"><text:span text:style-name="T5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5.639cm" svg:y1="10.263cm" svg:x2="8.18cm" svg:y2="8.453cm" draw:start-shape="id1" draw:start-glue-point="11" draw:end-shape="id2" draw:end-glue-point="3" svg:d="M5639 10263l2541-1810" svg:viewBox="0 0 2542 1811">
          <text:p/>
        </draw:connector>
        <draw:connector draw:style-name="gr4" draw:text-style-name="P12" draw:layer="layout" draw:type="line" svg:x1="9.095cm" svg:y1="8.453cm" svg:x2="11.405cm" svg:y2="7.785cm" draw:start-shape="id3" draw:start-glue-point="10" draw:end-shape="id4" draw:end-glue-point="3" svg:d="M9095 8453l2310-668" svg:viewBox="0 0 2311 669">
          <text:p/>
        </draw:connector>
        <draw:connector draw:style-name="gr4" draw:text-style-name="P12" draw:layer="layout" draw:type="line" svg:x1="9.095cm" svg:y1="9.102cm" svg:x2="11.405cm" svg:y2="8.674cm" draw:start-shape="id5" draw:start-glue-point="10" draw:end-shape="id6" draw:end-glue-point="3" svg:d="M9095 9102l2310-428" svg:viewBox="0 0 2311 429">
          <text:p/>
        </draw:connector>
        <draw:connector draw:style-name="gr4" draw:text-style-name="P12" draw:layer="layout" draw:type="line" svg:x1="9.095cm" svg:y1="9.751cm" svg:x2="11.405cm" svg:y2="9.563cm" draw:start-shape="id7" draw:start-glue-point="10" draw:end-shape="id8" draw:end-glue-point="3" svg:d="M9095 9751l2310-188" svg:viewBox="0 0 2311 189">
          <text:p/>
        </draw:connector>
        <draw:connector draw:style-name="gr4" draw:text-style-name="P12" draw:layer="layout" draw:type="line" svg:x1="9.095cm" svg:y1="10.4cm" svg:x2="11.405cm" svg:y2="10.452cm" draw:start-shape="id9" draw:start-glue-point="10" draw:end-shape="id10" draw:end-glue-point="3" svg:d="M9095 10400l2310 52" svg:viewBox="0 0 2311 53">
          <text:p/>
        </draw:connector>
        <draw:custom-shape draw:style-name="gr1" draw:text-style-name="P2" draw:layer="layout" svg:width="4.002cm" svg:height="0.768cm" svg:x="3.212cm" svg:y="12.282cm">
          <text:p text:style-name="P1"><text:span text:style-name="T1">$ ./printargv</text:span></text:p>
          <draw:enhanced-geometry svg:viewBox="0 0 21600 21600" draw:type="mso-spt202" draw:enhanced-path="M 0 0 L 21600 0 21600 21600 0 21600 0 0 Z N"/>
        </draw:custom-shape>
        <draw:custom-shape draw:style-name="gr2" draw:text-style-name="P8" draw:layer="layout" svg:width="1.526cm" svg:height="0.649cm" svg:x="4.781cm" svg:y="14.229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526cm" svg:height="0.649cm" svg:x="4.781cm" svg:y="13.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417cm" svg:height="0.684cm" svg:x="3.277cm" svg:y="13.537cm">
          <text:p text:style-name="P10"><text:span text:style-name="T6">argv</text:span></text:p>
          <draw:enhanced-geometry svg:viewBox="0 0 21600 21600" draw:type="mso-spt202" draw:enhanced-path="M 0 0 L 21600 0 21600 21600 0 21600 0 0 Z N"/>
        </draw:custom-shape>
        <draw:custom-shape draw:style-name="gr1" draw:text-style-name="P11" draw:layer="layout" svg:width="1.417cm" svg:height="0.684cm" svg:x="3.277cm" svg:y="14.186cm">
          <text:p text:style-name="P10"><text:span text:style-name="T6">argc</text:span></text:p>
          <draw:enhanced-geometry svg:viewBox="0 0 21600 21600" draw:type="mso-spt202" draw:enhanced-path="M 0 0 L 21600 0 21600 21600 0 21600 0 0 Z N"/>
        </draw:custom-shape>
        <draw:custom-shape draw:style-name="gr2" draw:text-style-name="P8" draw:layer="layout" svg:width="1.526cm" svg:height="0.649cm" svg:x="8.18cm" svg:y="14.229cm">
          <text:p text:style-name="P7"><text:span text:style-name="T5">NULL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12" draw:id="id12" draw:layer="layout" svg:width="1.526cm" svg:height="0.649cm" svg:x="8.18cm" svg:y="13.58cm">
          <text:p/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5.696cm" svg:y1="13.904cm" svg:x2="8.18cm" svg:y2="13.904cm" draw:start-shape="id11" draw:start-glue-point="10" draw:end-shape="id12" draw:end-glue-point="3" svg:d="M5696 13904h2484" svg:viewBox="0 0 2485 1">
          <text:p/>
        </draw:connector>
        <draw:connector draw:style-name="gr4" draw:text-style-name="P12" draw:layer="layout" draw:type="line" svg:x1="9.095cm" svg:y1="13.904cm" svg:x2="11.405cm" svg:y2="13.881cm" draw:start-shape="id13" draw:start-glue-point="10" draw:end-shape="id14" draw:end-glue-point="3" svg:d="M9095 13904l2310-23" svg:viewBox="0 0 2311 24">
          <text:p/>
        </draw:connector>
        <draw:line draw:style-name="gr5" draw:text-style-name="P13" draw:layer="layout" svg:x1="3.213cm" svg:y1="5.533cm" svg:x2="18.115cm" svg:y2="5.533cm">
          <text:p/>
        </draw:line>
        <draw:custom-shape draw:style-name="gr1" draw:text-style-name="P2" draw:layer="layout" svg:width="9.844cm" svg:height="0.768cm" svg:x="3.212cm" svg:y="15.657cm">
          <text:p text:style-name="P1"><text:span text:style-name="T1">$ ./printargv one "two <text:s/>three" four</text:span></text:p>
          <draw:enhanced-geometry svg:viewBox="0 0 21600 21600" draw:type="mso-spt202" draw:enhanced-path="M 0 0 L 21600 0 21600 21600 0 21600 0 0 Z N"/>
        </draw:custom-shape>
        <draw:custom-shape draw:style-name="gr2" draw:text-style-name="P8" draw:layer="layout" svg:width="1.569cm" svg:height="0.649cm" svg:x="4.781cm" svg:y="20.718cm">
          <text:p text:style-name="P7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569cm" svg:height="0.649cm" svg:x="4.781cm" svg:y="20.0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417cm" svg:height="0.684cm" svg:x="3.277cm" svg:y="19.94cm">
          <text:p text:style-name="P10"><text:span text:style-name="T6">argv</text:span></text:p>
          <draw:enhanced-geometry svg:viewBox="0 0 21600 21600" draw:type="mso-spt202" draw:enhanced-path="M 0 0 L 21600 0 21600 21600 0 21600 0 0 Z N"/>
        </draw:custom-shape>
        <draw:custom-shape draw:style-name="gr1" draw:text-style-name="P11" draw:layer="layout" svg:width="1.374cm" svg:height="0.684cm" svg:x="3.277cm" svg:y="20.589cm">
          <text:p text:style-name="P10"><text:span text:style-name="T6">argc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1.569cm" svg:height="0.649cm" svg:x="8.18cm" svg:y="18.6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xml:id="id16" draw:id="id16" draw:layer="layout" svg:width="1.569cm" svg:height="0.649cm" svg:x="8.18cm" svg:y="17.9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569cm" svg:height="0.649cm" svg:x="8.18cm" svg:y="19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569cm" svg:height="0.649cm" svg:x="8.18cm" svg:y="19.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.569cm" svg:height="0.649cm" svg:x="8.18cm" svg:y="20.588cm">
          <text:p text:style-name="P7"><text:span text:style-name="T5">NULL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5.639cm" svg:y1="20.256cm" svg:x2="8.18cm" svg:y2="18.317cm" draw:start-shape="id15" draw:start-glue-point="11" draw:end-shape="id16" draw:end-glue-point="3" svg:d="M5639 20256l2541-1939" svg:viewBox="0 0 2542 1940">
          <text:p/>
        </draw:connector>
        <draw:connector draw:style-name="gr4" draw:text-style-name="P12" draw:layer="layout" draw:type="line" svg:x1="9.095cm" svg:y1="18.317cm" svg:x2="11.405cm" svg:y2="17.564cm" draw:start-shape="id17" draw:start-glue-point="10" draw:end-shape="id18" draw:end-glue-point="3" svg:d="M9095 18317l2310-753" svg:viewBox="0 0 2311 754">
          <text:p/>
        </draw:connector>
        <draw:connector draw:style-name="gr4" draw:text-style-name="P12" draw:layer="layout" draw:type="line" svg:x1="9.095cm" svg:y1="18.966cm" svg:x2="11.405cm" svg:y2="18.453cm" draw:start-shape="id19" draw:start-glue-point="10" draw:end-shape="id20" draw:end-glue-point="3" svg:d="M9095 18966l2310-513" svg:viewBox="0 0 2311 514">
          <text:p/>
        </draw:connector>
        <draw:connector draw:style-name="gr4" draw:text-style-name="P12" draw:layer="layout" draw:type="line" svg:x1="9.095cm" svg:y1="20.264cm" svg:x2="11.405cm" svg:y2="20.231cm" draw:start-shape="id21" draw:start-glue-point="10" draw:end-shape="id22" draw:end-glue-point="3" svg:d="M9095 20264l2310-33" svg:viewBox="0 0 2311 34">
          <text:p/>
        </draw:connector>
        <draw:line draw:style-name="gr5" draw:text-style-name="P13" draw:layer="layout" svg:x1="3.17cm" svg:y1="21.974cm" svg:x2="17.985cm" svg:y2="21.974cm">
          <text:p/>
        </draw:line>
        <draw:line draw:style-name="gr5" draw:text-style-name="P13" draw:layer="layout" svg:x1="3.213cm" svg:y1="11.893cm" svg:x2="18.115cm" svg:y2="11.893cm">
          <text:p/>
        </draw:line>
        <draw:line draw:style-name="gr5" draw:text-style-name="P13" draw:layer="layout" svg:x1="3.213cm" svg:y1="15.527cm" svg:x2="18.115cm" svg:y2="15.527cm">
          <text:p/>
        </draw:line>
        <draw:custom-shape draw:style-name="gr6" draw:text-style-name="P14" xml:id="id1" draw:id="id1" draw:layer="layout" svg:width="0.392cm" svg:height="0.389cm" svg:x="5.304cm" svg:y="10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3" draw:id="id3" draw:layer="layout" svg:width="0.392cm" svg:height="0.389cm" svg:x="8.703cm" svg:y="8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5" draw:id="id5" draw:layer="layout" svg:width="0.392cm" svg:height="0.389cm" svg:x="8.703cm" svg:y="8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7" draw:id="id7" draw:layer="layout" svg:width="0.392cm" svg:height="0.389cm" svg:x="8.703cm" svg:y="9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9" draw:id="id9" draw:layer="layout" svg:width="0.392cm" svg:height="0.389cm" svg:x="8.703cm" svg:y="10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17" draw:id="id17" draw:layer="layout" svg:width="0.392cm" svg:height="0.389cm" svg:x="8.703cm" svg:y="18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19" draw:id="id19" draw:layer="layout" svg:width="0.392cm" svg:height="0.389cm" svg:x="8.703cm" svg:y="18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23" draw:id="id23" draw:layer="layout" svg:width="0.392cm" svg:height="0.389cm" svg:x="8.703cm" svg:y="19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21" draw:id="id21" draw:layer="layout" svg:width="0.392cm" svg:height="0.389cm" svg:x="8.703cm" svg:y="20.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2" draw:layer="layout" draw:type="line" svg:x1="9.095cm" svg:y1="19.615cm" svg:x2="11.405cm" svg:y2="19.342cm" draw:start-shape="id23" draw:start-glue-point="10" draw:end-shape="id24" draw:end-glue-point="3" svg:d="M9095 19615l2310-273" svg:viewBox="0 0 2311 274">
          <text:p/>
        </draw:connector>
        <draw:custom-shape draw:style-name="gr6" draw:text-style-name="P14" xml:id="id11" draw:id="id11" draw:layer="layout" svg:width="0.392cm" svg:height="0.389cm" svg:x="5.304cm" svg:y="13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15" draw:id="id15" draw:layer="layout" svg:width="0.392cm" svg:height="0.389cm" svg:x="5.304cm" svg:y="20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xml:id="id13" draw:id="id13" draw:layer="layout" svg:width="0.392cm" svg:height="0.389cm" svg:x="8.703cm" svg:y="13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4" draw:id="id4" draw:layer="layout" svg:width="0.635cm" svg:height="0.635cm" svg:x="11.405cm" svg:y="7.468cm">
          <text:p text:style-name="P7"><text:span text:style-name="T5">'.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2.04cm" svg:y="7.468cm">
          <text:p text:style-name="P7"><text:span text:style-name="T5">'/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2.675cm" svg:y="7.468cm">
          <text:p text:style-name="P7"><text:span text:style-name="T5">'p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3.31cm" svg:y="7.468cm">
          <text:p text:style-name="P7"><text:span text:style-name="T5">'r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3.945cm" svg:y="7.468cm">
          <text:p text:style-name="P7"><text:span text:style-name="T5">'i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4.58cm" svg:y="7.468cm">
          <text:p text:style-name="P7"><text:span text:style-name="T5">'n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5.215cm" svg:y="7.468cm">
          <text:p text:style-name="P7"><text:span text:style-name="T5">'t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5.85cm" svg:y="7.468cm">
          <text:p text:style-name="P7"><text:span text:style-name="T5">'a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6.485cm" svg:y="7.468cm">
          <text:p text:style-name="P7"><text:span text:style-name="T5">'r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7.12cm" svg:y="7.468cm">
          <text:p text:style-name="P7"><text:span text:style-name="T5">'g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7.755cm" svg:y="7.468cm">
          <text:p text:style-name="P7"><text:span text:style-name="T5">'v'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62cm" svg:height="0.635cm" svg:x="18.39cm" svg:y="7.468cm">
          <text:p text:style-name="P7"><text:span text:style-name="T5">'\0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0.635cm" svg:height="0.635cm" svg:x="11.405cm" svg:y="8.357cm">
          <text:p text:style-name="P7"><text:span text:style-name="T5">'o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2.04cm" svg:y="8.357cm">
          <text:p text:style-name="P7"><text:span text:style-name="T5">'n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2.675cm" svg:y="8.357cm">
          <text:p text:style-name="P7"><text:span text:style-name="T5">'e'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62cm" svg:height="0.635cm" svg:x="13.31cm" svg:y="8.357cm">
          <text:p text:style-name="P7"><text:span text:style-name="T5">'\0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8" draw:id="id8" draw:layer="layout" svg:width="0.635cm" svg:height="0.635cm" svg:x="11.405cm" svg:y="9.246cm">
          <text:p text:style-name="P7"><text:span text:style-name="T5">'t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2.04cm" svg:y="9.246cm">
          <text:p text:style-name="P7"><text:span text:style-name="T5">'w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2.675cm" svg:y="9.246cm">
          <text:p text:style-name="P7"><text:span text:style-name="T5">'o'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62cm" svg:height="0.635cm" svg:x="13.31cm" svg:y="9.246cm">
          <text:p text:style-name="P7"><text:span text:style-name="T5">'\0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0" draw:id="id10" draw:layer="layout" svg:width="0.635cm" svg:height="0.635cm" svg:x="11.405cm" svg:y="10.135cm">
          <text:p text:style-name="P7"><text:span text:style-name="T5">'t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2.04cm" svg:y="10.135cm">
          <text:p text:style-name="P7"><text:span text:style-name="T5">'h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2.675cm" svg:y="10.135cm">
          <text:p text:style-name="P7"><text:span text:style-name="T5">'r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3.31cm" svg:y="10.135cm">
          <text:p text:style-name="P7"><text:span text:style-name="T5">'e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3.945cm" svg:y="10.135cm">
          <text:p text:style-name="P7"><text:span text:style-name="T5">'e'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62cm" svg:height="0.635cm" svg:x="14.58cm" svg:y="10.135cm">
          <text:p text:style-name="P7"><text:span text:style-name="T5">'\0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4" draw:id="id14" draw:layer="layout" svg:width="0.635cm" svg:height="0.635cm" svg:x="11.405cm" svg:y="13.564cm">
          <text:p text:style-name="P7"><text:span text:style-name="T5">'.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2.04cm" svg:y="13.564cm">
          <text:p text:style-name="P7"><text:span text:style-name="T5">'/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2.675cm" svg:y="13.564cm">
          <text:p text:style-name="P7"><text:span text:style-name="T5">'p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3.31cm" svg:y="13.564cm">
          <text:p text:style-name="P7"><text:span text:style-name="T5">'r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3.945cm" svg:y="13.564cm">
          <text:p text:style-name="P7"><text:span text:style-name="T5">'i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4.58cm" svg:y="13.564cm">
          <text:p text:style-name="P7"><text:span text:style-name="T5">'n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5.215cm" svg:y="13.564cm">
          <text:p text:style-name="P7"><text:span text:style-name="T5">'t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5.85cm" svg:y="13.564cm">
          <text:p text:style-name="P7"><text:span text:style-name="T5">'a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6.485cm" svg:y="13.564cm">
          <text:p text:style-name="P7"><text:span text:style-name="T5">'r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7.12cm" svg:y="13.564cm">
          <text:p text:style-name="P7"><text:span text:style-name="T5">'g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7.755cm" svg:y="13.564cm">
          <text:p text:style-name="P7"><text:span text:style-name="T5">'v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8" draw:id="id18" draw:layer="layout" svg:width="0.635cm" svg:height="0.635cm" svg:x="11.405cm" svg:y="17.247cm">
          <text:p text:style-name="P7"><text:span text:style-name="T5">'.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2.04cm" svg:y="17.247cm">
          <text:p text:style-name="P7"><text:span text:style-name="T5">'/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2.675cm" svg:y="17.247cm">
          <text:p text:style-name="P7"><text:span text:style-name="T5">'p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3.31cm" svg:y="17.247cm">
          <text:p text:style-name="P7"><text:span text:style-name="T5">'r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3.945cm" svg:y="17.247cm">
          <text:p text:style-name="P7"><text:span text:style-name="T5">'i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4.58cm" svg:y="17.247cm">
          <text:p text:style-name="P7"><text:span text:style-name="T5">'n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5.215cm" svg:y="17.247cm">
          <text:p text:style-name="P7"><text:span text:style-name="T5">'t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5.85cm" svg:y="17.247cm">
          <text:p text:style-name="P7"><text:span text:style-name="T5">'a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6.485cm" svg:y="17.247cm">
          <text:p text:style-name="P7"><text:span text:style-name="T5">'r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7.12cm" svg:y="17.247cm">
          <text:p text:style-name="P7"><text:span text:style-name="T5">'g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7.755cm" svg:y="17.247cm">
          <text:p text:style-name="P7"><text:span text:style-name="T5">'v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20" draw:id="id20" draw:layer="layout" svg:width="0.635cm" svg:height="0.635cm" svg:x="11.405cm" svg:y="18.136cm">
          <text:p text:style-name="P7"><text:span text:style-name="T5">'o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2.04cm" svg:y="18.136cm">
          <text:p text:style-name="P7"><text:span text:style-name="T5">'n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2.675cm" svg:y="18.136cm">
          <text:p text:style-name="P7"><text:span text:style-name="T5">'e'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62cm" svg:height="0.635cm" svg:x="13.31cm" svg:y="18.136cm">
          <text:p text:style-name="P7"><text:span text:style-name="T5">'\0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24" draw:id="id24" draw:layer="layout" svg:width="0.635cm" svg:height="0.635cm" svg:x="11.405cm" svg:y="19.025cm">
          <text:p text:style-name="P7"><text:span text:style-name="T5">'t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2.04cm" svg:y="19.025cm">
          <text:p text:style-name="P7"><text:span text:style-name="T5">'w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2.675cm" svg:y="19.025cm">
          <text:p text:style-name="P7"><text:span text:style-name="T5">'o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3.31cm" svg:y="19.025cm">
          <text:p text:style-name="P7"><text:span text:style-name="T5">' 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3.945cm" svg:y="19.025cm">
          <text:p text:style-name="P7"><text:span text:style-name="T5">' 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4.58cm" svg:y="19.025cm">
          <text:p text:style-name="P7"><text:span text:style-name="T5">'t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5.215cm" svg:y="19.025cm">
          <text:p text:style-name="P7"><text:span text:style-name="T5">'h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5.85cm" svg:y="19.025cm">
          <text:p text:style-name="P7"><text:span text:style-name="T5">'r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6.485cm" svg:y="19.025cm">
          <text:p text:style-name="P7"><text:span text:style-name="T5">'e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7.12cm" svg:y="19.025cm">
          <text:p text:style-name="P7"><text:span text:style-name="T5">'e'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62cm" svg:height="0.635cm" svg:x="17.755cm" svg:y="19.025cm">
          <text:p text:style-name="P7"><text:span text:style-name="T5">'\0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22" draw:id="id22" draw:layer="layout" svg:width="0.635cm" svg:height="0.635cm" svg:x="11.405cm" svg:y="19.914cm">
          <text:p text:style-name="P7"><text:span text:style-name="T5">'f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2.04cm" svg:y="19.914cm">
          <text:p text:style-name="P7"><text:span text:style-name="T5">'o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2.675cm" svg:y="19.914cm">
          <text:p text:style-name="P7"><text:span text:style-name="T5">'u'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35cm" svg:height="0.635cm" svg:x="13.31cm" svg:y="19.914cm">
          <text:p text:style-name="P7"><text:span text:style-name="T5">'r'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62cm" svg:height="0.635cm" svg:x="13.945cm" svg:y="19.914cm">
          <text:p text:style-name="P7"><text:span text:style-name="T5">'\0'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62cm" svg:height="0.635cm" svg:x="18.39cm" svg:y="13.564cm">
          <text:p text:style-name="P7"><text:span text:style-name="T5">'\0'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62cm" svg:height="0.635cm" svg:x="18.39cm" svg:y="17.247cm">
          <text:p text:style-name="P7"><text:span text:style-name="T5">'\0'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0.001cm" svg:height="0.001cm" svg:x="0cm" svg:y="1.959cm" draw:page-number="1" presentation:class="page"/>
          <draw:frame presentation:style-name="pr1" draw:text-style-name="P15" draw:layer="layout" svg:width="15.543cm" svg:height="11.6cm" svg:x="1.943cm" svg:y="12.24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pitch="variable"/>
    <style:font-face style:name="Courier New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MS Gothic1" svg:font-family="'MS Gothic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7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.7000007629395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51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.6000003814697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5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9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.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9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.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9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.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9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.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9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.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9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.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5pt" fo:font-style="normal" fo:text-shadow="none" style:text-underline-style="none" fo:font-weight="normal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3cm" fo:page-height="25.78cm" style:print-orientation="portrait"/>
    </style:page-layout>
    <style:page-layout style:name="PM1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69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431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431cm" svg:height="1.288cm" svg:x="10.99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431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431cm" svg:height="1.288cm" svg:x="10.998cm" svg:y="24.49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44cm" svg:height="6.399cm" svg:x="2.635cm" svg:y="2.289cm"/>
      <draw:page-thumbnail draw:layer="backgroundobjects" svg:width="4.944cm" svg:height="6.399cm" svg:x="2.635cm" svg:y="9.689cm"/>
      <draw:page-thumbnail draw:layer="backgroundobjects" svg:width="4.944cm" svg:height="6.399cm" svg:x="2.635cm" svg:y="17.089cm"/>
      <draw:page-thumbnail draw:layer="backgroundobjects" svg:width="4.944cm" svg:height="6.399cm" svg:x="11.85cm" svg:y="2.289cm"/>
      <draw:page-thumbnail draw:layer="backgroundobjects" svg:width="4.944cm" svg:height="6.399cm" svg:x="11.85cm" svg:y="9.689cm"/>
      <draw:page-thumbnail draw:layer="backgroundobjects" svg:width="4.944cm" svg:height="6.399cm" svg:x="11.85cm" svg:y="17.089cm"/>
    </style:handout-master>
    <style:master-page style:name="Default" style:page-layout-name="PM1" draw:style-name="Mdp1">
      <draw:frame presentation:style-name="Default-title" draw:layer="backgroundobjects" svg:width="16.666cm" svg:height="4.327cm" svg:x="2.461cm" svg:y="3.297cm" presentation:class="title" presentation:placeholder="true">
        <draw:text-box/>
      </draw:frame>
      <draw:frame presentation:style-name="Default-outline1" draw:layer="backgroundobjects" svg:width="16.666cm" svg:height="15.315cm" svg:x="2.461cm" svg:y="8.49cm" presentation:class="outline" presentation:placeholder="true">
        <draw:text-box/>
      </draw:frame>
      <draw:frame presentation:style-name="Mpr1" draw:text-style-name="MP6" draw:layer="backgroundobjects" svg:width="4.085cm" svg:height="1.732cm" svg:x="2.46cm" svg:y="24.641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6.209cm" svg:height="1.732cm" svg:x="7.69cm" svg:y="24.641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4.084cm" svg:height="1.732cm" svg:x="15.043cm" svg:y="24.641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59cm" presentation:class="page"/>
        <draw:frame presentation:style-name="Default-notes" draw:layer="backgroundobjects" svg:width="15.543cm" svg:height="11.6cm" svg:x="1.943cm" svg:y="12.24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M. Dondero, Jr.</meta:initial-creator>
    <meta:creation-date>2001-09-27T17:29:29</meta:creation-date>
    <dc:date>2016-10-10T20:22:17.612168000</dc:date>
    <meta:editing-cycles>42</meta:editing-cycles>
    <meta:editing-duration>PT4H25M31S</meta:editing-duration>
    <meta:generator>LibreOffice/5.2.1.2$MacOSX_X86_64 LibreOffice_project/31dd62db80d4e60af04904455ec9c9219178d620</meta:generator>
    <meta:document-statistic meta:object-count="146"/>
  </office:meta>
</office:document-meta>
</file>